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2B0000024A89452BEA1E6244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9%" draw:contrast="0%" draw:gamma="100%" draw:red="0%" draw:green="0%" draw:blue="0%" fo:clip="rect(1.728cm, 0.912cm, 1.695cm, 1.95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99cm" svg:height="7.999cm" svg:x="0.499cm" svg:y="0.399cm">
          <draw:image xlink:href="Pictures/100002010000062B0000024A89452BEA1E6244B0.png" xlink:type="simple" xlink:show="embed" xlink:actuate="onLoad">
            <text:p/>
          </draw:image>
        </draw:frame>
        <draw:frame draw:style-name="gr2" draw:text-style-name="P3" draw:layer="layout" svg:width="4.6cm" svg:height="1.704cm" svg:x="2cm" svg:y="0.896cm">
          <draw:text-box>
            <text:p text:style-name="P2"><text:span text:style-name="T1">init</text:span></text:p>
          </draw:text-box>
        </draw:frame>
        <draw:frame draw:style-name="gr2" draw:text-style-name="P3" draw:layer="layout" svg:width="4.6cm" svg:height="1.704cm" svg:x="6cm" svg:y="0.896cm">
          <draw:text-box>
            <text:p text:style-name="P2"><text:span text:style-name="T1">status</text:span></text:p>
          </draw:text-box>
        </draw:frame>
        <draw:frame draw:style-name="gr3" draw:text-style-name="P3" draw:layer="layout" svg:width="4.6cm" svg:height="2.407cm" svg:x="14.7cm" svg:y="0.8cm">
          <draw:text-box>
            <text:p text:style-name="P2"><text:span text:style-name="T1">add</text:span></text:p>
          </draw:text-box>
        </draw:frame>
        <draw:frame draw:style-name="gr4" draw:text-style-name="P3" draw:layer="layout" svg:width="4.6cm" svg:height="3.095cm" svg:x="22.1cm" svg:y="0.8cm">
          <draw:text-box>
            <text:p text:style-name="P2"><text:span text:style-name="T1">push</text:span></text:p>
          </draw:text-box>
        </draw:frame>
        <draw:frame draw:style-name="gr3" draw:text-style-name="P3" draw:layer="layout" svg:width="4.6cm" svg:height="2.407cm" svg:x="18.5cm" svg:y="0.815cm">
          <draw:text-box>
            <text:p text:style-name="P2"><text:span text:style-name="T1">commit</text:span></text:p>
          </draw:text-box>
        </draw:frame>
        <draw:frame draw:style-name="gr5" draw:text-style-name="P3" draw:layer="layout" svg:width="4.6cm" svg:height="1.002cm" svg:x="6.1cm" svg:y="7.099cm">
          <draw:text-box>
            <text:p text:style-name="P2"><text:span text:style-name="T1">merge</text:span></text:p>
          </draw:text-box>
        </draw:frame>
        <draw:frame draw:style-name="gr6" draw:text-style-name="P3" draw:layer="layout" svg:width="5.4cm" svg:height="1.673cm" svg:x="9.699cm" svg:y="7.499cm">
          <draw:text-box>
            <text:p text:style-name="P2"><text:span text:style-name="T1">branch</text:span></text:p>
          </draw:text-box>
        </draw:frame>
        <draw:frame draw:style-name="gr5" draw:text-style-name="P3" draw:layer="layout" svg:width="4.6cm" svg:height="1.002cm" svg:x="13.899cm" svg:y="7.1cm">
          <draw:text-box>
            <text:p text:style-name="P2"><text:span text:style-name="T1">checkout</text:span></text:p>
          </draw:text-box>
        </draw:frame>
        <draw:frame draw:style-name="gr6" draw:text-style-name="P3" draw:layer="layout" svg:width="5.4cm" svg:height="1.673cm" svg:x="-0.301cm" svg:y="7.1cm">
          <draw:text-box>
            <text:p text:style-name="P2"><text:span text:style-name="T1">pull</text:span></text:p>
          </draw:text-box>
        </draw:frame>
        <draw:frame draw:style-name="gr2" draw:text-style-name="P3" draw:layer="layout" svg:width="4.6cm" svg:height="1.704cm" svg:x="11.6cm" svg:y="0.8cm">
          <draw:text-box>
            <text:p text:style-name="P2"><text:span text:style-name="T1">diff</text:span></text:p>
          </draw:text-box>
        </draw:frame>
        <draw:frame draw:style-name="gr2" draw:text-style-name="P3" draw:layer="layout" svg:width="4.6cm" svg:height="1.704cm" svg:x="17.9cm" svg:y="7.8cm">
          <draw:text-box>
            <text:p text:style-name="P2"><text:span text:style-name="T1">Pull request</text:span></text:p>
          </draw:text-box>
        </draw:frame>
        <draw:frame draw:style-name="gr2" draw:text-style-name="P3" draw:layer="layout" svg:width="4.6cm" svg:height="1.704cm" svg:x="21.3cm" svg:y="7.1cm">
          <draw:text-box>
            <text:p text:style-name="P2"><text:span text:style-name="T1">Clone</text:span></text:p>
          </draw:text-box>
        </draw:frame>
        <draw:frame draw:style-name="gr5" draw:text-style-name="P3" draw:layer="layout" svg:width="4.6cm" svg:height="1.002cm" svg:x="3cm" svg:y="7.699cm">
          <draw:text-box>
            <text:p text:style-name="P2"><text:span text:style-name="T1">rebase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097cm" svg:x="1cm" svg:y="4.372cm"/>
      <draw:page-thumbnail draw:layer="backgroundobjects" svg:width="9.294cm" svg:height="3.097cm" svg:x="1cm" svg:y="12.42cm"/>
      <draw:page-thumbnail draw:layer="backgroundobjects" svg:width="9.294cm" svg:height="3.097cm" svg:x="1cm" svg:y="20.468cm"/>
      <draw:page-thumbnail draw:layer="backgroundobjects" svg:width="9.294cm" svg:height="3.097cm" svg:x="11.295cm" svg:y="4.372cm"/>
      <draw:page-thumbnail draw:layer="backgroundobjects" svg:width="9.294cm" svg:height="3.097cm" svg:x="11.295cm" svg:y="12.42cm"/>
      <draw:page-thumbnail draw:layer="backgroundobjects" svg:width="9.294cm" svg:height="3.097cm" svg:x="11.295cm" svg:y="20.46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2:52:23.986941456</meta:creation-date>
    <dc:date>2020-11-20T01:10:42.473208923</dc:date>
    <meta:editing-duration>PT21M33S</meta:editing-duration>
    <meta:editing-cycles>6</meta:editing-cycles>
    <meta:generator>LibreOffice/6.0.7.3$Linux_X86_64 LibreOffice_project/00m0$Build-3</meta:generator>
    <meta:document-statistic meta:object-count="37"/>
  </office:meta>
</office:document-meta>
</file>